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00000000F38E46FBA.png" manifest:media-type=""/>
  <manifest:file-entry manifest:full-path="Pictures/10000201000002580000021E159B69DB.png" manifest:media-type=""/>
  <manifest:file-entry manifest:full-path="Pictures/100002010000025800000244332A0AB4.png" manifest:media-type=""/>
  <manifest:file-entry manifest:full-path="Pictures/100002010000018C00000256E97EBAD3.png" manifest:media-type=""/>
  <manifest:file-entry manifest:full-path="Pictures/10000201000001F4000001A935DBD3AB.png" manifest:media-type=""/>
  <manifest:file-entry manifest:full-path="Pictures/100002010000022200000255BB6B3937.png" manifest:media-type=""/>
  <manifest:file-entry manifest:full-path="Pictures/10000201000001E000000254C3D1BDD9.png" manifest:media-type=""/>
  <manifest:file-entry manifest:full-path="Pictures/1000020100000258000002580A008A88.png" manifest:media-type=""/>
  <manifest:file-entry manifest:full-path="Pictures/1000020100000258000001CD21E87D31.png" manifest:media-type=""/>
  <manifest:file-entry manifest:full-path="Pictures/1000020100000258000001B551517FC0.png" manifest:media-type=""/>
  <manifest:file-entry manifest:full-path="Pictures/1000020100000258000000FBB84791AA.png" manifest:media-type=""/>
  <manifest:file-entry manifest:full-path="Pictures/1000020100000258000002592EFE22F5.png" manifest:media-type=""/>
  <manifest:file-entry manifest:full-path="Pictures/10000201000001F2000002548177ABFB.png" manifest:media-type=""/>
  <manifest:file-entry manifest:full-path="Pictures/10000201000001E600000251084A5CC1.png" manifest:media-type=""/>
  <manifest:file-entry manifest:full-path="Pictures/10000201000002580000022483D208E1.png" manifest:media-type=""/>
  <manifest:file-entry manifest:full-path="Pictures/10000201000002580000019CE876FE07.png" manifest:media-type=""/>
  <manifest:file-entry manifest:full-path="Pictures/10000201000001AA00000255620A3347.png" manifest:media-type=""/>
  <manifest:file-entry manifest:full-path="Pictures/1000020100000258000001BBB06FA911.png" manifest:media-type=""/>
  <manifest:file-entry manifest:full-path="Pictures/1000020100000138000002520889670D.png" manifest:media-type=""/>
  <manifest:file-entry manifest:full-path="Pictures/1000020100000258000001DC9B894D02.png" manifest:media-type=""/>
  <manifest:file-entry manifest:full-path="Pictures/100002010000019E000002571216CF4B.png" manifest:media-type=""/>
  <manifest:file-entry manifest:full-path="Pictures/100002010000025800000227699D81B5.png" manifest:media-type=""/>
  <manifest:file-entry manifest:full-path="Pictures/100002010000025800000146FDA9FFD0.png" manifest:media-type=""/>
  <manifest:file-entry manifest:full-path="Pictures/1000020100000258000002537AB936AB.png" manifest:media-type=""/>
  <manifest:file-entry manifest:full-path="Pictures/10000201000001EC00000252B671DE14.png" manifest:media-type=""/>
  <manifest:file-entry manifest:full-path="Pictures/10000201000001F20000025139571EEC.png" manifest:media-type=""/>
  <manifest:file-entry manifest:full-path="Pictures/100002010000025200000255E89819BD.png" manifest:media-type=""/>
  <manifest:file-entry manifest:full-path="Pictures/10000201000000FF000001123160D4D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IPAMincho" svg:font-family="IPAMincho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Gothic" svg:font-family="IPA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0cm" fo:min-width="0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color="#666666" fo:font-size="50pt" style:font-size-asian="50pt" style:font-size-complex="50pt"/>
    </style:style>
    <style:style style:name="P3" style:family="paragraph">
      <style:text-properties fo:color="#666666" style:font-name="Liberation Serif" fo:font-size="50pt" style:font-size-asian="50pt" style:font-size-complex="50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color="#000000" style:font-name="Liberation Serif" fo:font-size="7pt" style:font-size-asian="7pt" style:font-size-complex="7pt"/>
    </style:style>
    <style:style style:name="T1" style:family="text">
      <style:text-properties fo:color="#666666" style:font-name="Liberation Serif" fo:font-size="50pt" style:font-size-asian="50pt" style:font-size-complex="50pt"/>
    </style:style>
    <style:style style:name="T2" style:family="text">
      <style:text-properties fo:color="#000000" style:font-name="Liberation Serif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162cm" svg:height="17.1cm" svg:x="2.02cm" svg:y="4.3cm">
          <draw:image xlink:href="Pictures/10000201000001EC00000252B671DE14.png" xlink:type="simple" xlink:show="embed" xlink:actuate="onLoad">
            <text:p/>
          </draw:image>
        </draw:frame>
        <draw:frame draw:style-name="gr2" draw:text-style-name="P3" draw:layer="layout" svg:width="8.372cm" svg:height="2.207cm" svg:x="4.924cm" svg:y="21.495cm">
          <draw:text-box>
            <text:p text:style-name="P2"><text:span text:style-name="T1">Teddy bear</text:span></text:p>
          </draw:text-box>
        </draw:frame>
      </draw:page>
      <draw:page draw:name="page2" draw:style-name="dp1" draw:master-page-name="Default">
        <draw:frame draw:style-name="gr1" draw:text-style-name="P1" draw:layer="layout" svg:width="14.228cm" svg:height="14.3cm" svg:x="1.986cm" svg:y="5.7cm">
          <draw:image xlink:href="Pictures/100002010000025200000255E89819BD.png" xlink:type="simple" xlink:show="embed" xlink:actuate="onLoad">
            <text:p/>
          </draw:image>
        </draw:frame>
        <draw:frame draw:style-name="gr2" draw:text-style-name="P3" draw:layer="layout" svg:width="3.838cm" svg:height="2.207cm" svg:x="7.19cm" svg:y="21.495cm">
          <draw:text-box>
            <text:p text:style-name="P2"><text:span text:style-name="T1">bells</text:span></text:p>
          </draw:text-box>
        </draw:frame>
      </draw:page>
      <draw:page draw:name="page3" draw:style-name="dp1" draw:master-page-name="Default">
        <draw:frame draw:style-name="gr1" draw:text-style-name="P1" draw:layer="layout" svg:width="14.2cm" svg:height="7.714cm" svg:x="2cm" svg:y="8.993cm">
          <draw:image xlink:href="Pictures/100002010000025800000146FDA9FFD0.png" xlink:type="simple" xlink:show="embed" xlink:actuate="onLoad">
            <text:p/>
          </draw:image>
        </draw:frame>
        <draw:frame draw:style-name="gr2" draw:text-style-name="P3" draw:layer="layout" svg:width="3.546cm" svg:height="2.207cm" svg:x="7.335cm" svg:y="21.495cm">
          <draw:text-box>
            <text:p text:style-name="P2"><text:span text:style-name="T1">bow</text:span></text:p>
          </draw:text-box>
        </draw:frame>
      </draw:page>
      <draw:page draw:name="page4" draw:style-name="dp1" draw:master-page-name="Default">
        <draw:frame draw:style-name="gr1" draw:text-style-name="P1" draw:layer="layout" svg:width="13.409cm" svg:height="19.4cm" svg:x="2.396cm" svg:y="2cm">
          <draw:image xlink:href="Pictures/100002010000019E000002571216CF4B.png" xlink:type="simple" xlink:show="embed" xlink:actuate="onLoad">
            <text:p/>
          </draw:image>
        </draw:frame>
        <draw:frame draw:style-name="gr2" draw:text-style-name="P3" draw:layer="layout" svg:width="5.112cm" svg:height="2.207cm" svg:x="6.554cm" svg:y="21.495cm">
          <draw:text-box>
            <text:p text:style-name="P2"><text:span text:style-name="T1">candle</text:span></text:p>
          </draw:text-box>
        </draw:frame>
      </draw:page>
      <draw:page draw:name="page5" draw:style-name="dp1" draw:master-page-name="Default">
        <draw:frame draw:style-name="gr1" draw:text-style-name="P1" draw:layer="layout" svg:width="9.978cm" svg:height="19cm" svg:x="4.111cm" svg:y="2cm">
          <draw:image xlink:href="Pictures/1000020100000138000002520889670D.png" xlink:type="simple" xlink:show="embed" xlink:actuate="onLoad">
            <text:p/>
          </draw:image>
        </draw:frame>
        <draw:frame draw:style-name="gr2" draw:text-style-name="P3" draw:layer="layout" svg:width="8.397cm" svg:height="2.207cm" svg:x="4.913cm" svg:y="21.495cm">
          <draw:text-box>
            <text:p text:style-name="P2"><text:span text:style-name="T1">candy cane</text:span></text:p>
          </draw:text-box>
        </draw:frame>
      </draw:page>
      <draw:page draw:name="page6" draw:style-name="dp1" draw:master-page-name="Default">
        <draw:frame draw:style-name="gr1" draw:text-style-name="P1" draw:layer="layout" svg:width="14.2cm" svg:height="10.484cm" svg:x="2cm" svg:y="7.608cm">
          <draw:image xlink:href="Pictures/1000020100000258000001BBB06FA911.png" xlink:type="simple" xlink:show="embed" xlink:actuate="onLoad">
            <text:p/>
          </draw:image>
        </draw:frame>
        <draw:frame draw:style-name="gr2" draw:text-style-name="P3" draw:layer="layout" svg:width="11.14cm" svg:height="2.207cm" svg:x="3.538cm" svg:y="21.495cm">
          <draw:text-box>
            <text:p text:style-name="P2"><text:span text:style-name="T1">Christmas card</text:span></text:p>
          </draw:text-box>
        </draw:frame>
      </draw:page>
      <draw:page draw:name="page7" draw:style-name="dp1" draw:master-page-name="Default">
        <draw:frame draw:style-name="gr1" draw:text-style-name="P1" draw:layer="layout" svg:width="14.2cm" svg:height="9.751cm" svg:x="2cm" svg:y="7.975cm">
          <draw:image xlink:href="Pictures/10000201000002580000019CE876FE07.png" xlink:type="simple" xlink:show="embed" xlink:actuate="onLoad">
            <text:p/>
          </draw:image>
        </draw:frame>
        <draw:frame draw:style-name="gr2" draw:text-style-name="P3" draw:layer="layout" svg:width="13.689cm" svg:height="2.207cm" svg:x="2.264cm" svg:y="21.495cm">
          <draw:text-box>
            <text:p text:style-name="P2"><text:span text:style-name="T1">Christmas carolers</text:span></text:p>
          </draw:text-box>
        </draw:frame>
      </draw:page>
      <draw:page draw:name="page8" draw:style-name="dp1" draw:master-page-name="Default">
        <draw:frame draw:style-name="gr1" draw:text-style-name="P1" draw:layer="layout" svg:width="14.2cm" svg:height="15.258cm" svg:x="2cm" svg:y="5.221cm">
          <draw:image xlink:href="Pictures/10000201000000FF000001123160D4D8.png" xlink:type="simple" xlink:show="embed" xlink:actuate="onLoad">
            <text:p/>
          </draw:image>
        </draw:frame>
        <draw:frame draw:style-name="gr2" draw:text-style-name="P3" draw:layer="layout" svg:width="3.444cm" svg:height="2.207cm" svg:x="7.387cm" svg:y="21.495cm">
          <draw:text-box>
            <text:p text:style-name="P2"><text:span text:style-name="T1">coal</text:span></text:p>
          </draw:text-box>
        </draw:frame>
      </draw:page>
      <draw:page draw:name="page9" draw:style-name="dp1" draw:master-page-name="Default">
        <draw:frame draw:style-name="gr1" draw:text-style-name="P1" draw:layer="layout" svg:width="14.2cm" svg:height="17.326cm" svg:x="2cm" svg:y="4.187cm">
          <draw:image xlink:href="Pictures/10000201000001E600000251084A5CC1.png" xlink:type="simple" xlink:show="embed" xlink:actuate="onLoad">
            <text:p/>
          </draw:image>
        </draw:frame>
        <draw:frame draw:style-name="gr2" draw:text-style-name="P3" draw:layer="layout" svg:width="3.254cm" svg:height="2.207cm" svg:x="7.482cm" svg:y="21.495cm">
          <draw:text-box>
            <text:p text:style-name="P2"><text:span text:style-name="T1">doll</text:span></text:p>
          </draw:text-box>
        </draw:frame>
      </draw:page>
      <draw:page draw:name="page10" draw:style-name="dp1" draw:master-page-name="Default">
        <draw:frame draw:style-name="gr1" draw:text-style-name="P1" draw:layer="layout" svg:width="14.2cm" svg:height="11.265cm" svg:x="2cm" svg:y="7.218cm">
          <draw:image xlink:href="Pictures/1000020100000258000001DC9B894D02.png" xlink:type="simple" xlink:show="embed" xlink:actuate="onLoad">
            <text:p/>
          </draw:image>
        </draw:frame>
        <draw:frame draw:style-name="gr2" draw:text-style-name="P3" draw:layer="layout" svg:width="6.678cm" svg:height="2.207cm" svg:x="5.771cm" svg:y="21.495cm">
          <draw:text-box>
            <text:p text:style-name="P2"><text:span text:style-name="T1">fireplace</text:span></text:p>
          </draw:text-box>
        </draw:frame>
      </draw:page>
      <draw:page draw:name="page11" draw:style-name="dp1" draw:master-page-name="Default">
        <draw:frame draw:style-name="gr1" draw:text-style-name="P1" draw:layer="layout" svg:width="14.2cm" svg:height="10.34cm" svg:x="2cm" svg:y="7.68cm">
          <draw:image xlink:href="Pictures/1000020100000258000001B551517FC0.png" xlink:type="simple" xlink:show="embed" xlink:actuate="onLoad">
            <text:p/>
          </draw:image>
        </draw:frame>
        <draw:frame draw:style-name="gr2" draw:text-style-name="P3" draw:layer="layout" svg:width="4.138cm" svg:height="2.207cm" svg:x="7.04cm" svg:y="21.495cm">
          <draw:text-box>
            <text:p text:style-name="P2"><text:span text:style-name="T1">holly</text:span></text:p>
          </draw:text-box>
        </draw:frame>
      </draw:page>
      <draw:page draw:name="page12" draw:style-name="dp1" draw:master-page-name="Default">
        <draw:frame draw:style-name="gr1" draw:text-style-name="P1" draw:layer="layout" svg:width="14.2cm" svg:height="10.909cm" svg:x="2cm" svg:y="7.396cm">
          <draw:image xlink:href="Pictures/1000020100000258000001CD21E87D31.png" xlink:type="simple" xlink:show="embed" xlink:actuate="onLoad">
            <text:p/>
          </draw:image>
        </draw:frame>
        <draw:frame draw:style-name="gr2" draw:text-style-name="P3" draw:layer="layout" svg:width="10.171cm" svg:height="2.207cm" svg:x="4.026cm" svg:y="21.495cm">
          <draw:text-box>
            <text:p text:style-name="P2"><text:span text:style-name="T1">rocking horse</text:span></text:p>
          </draw:text-box>
        </draw:frame>
      </draw:page>
      <draw:page draw:name="page13" draw:style-name="dp1" draw:master-page-name="Default">
        <draw:frame draw:style-name="gr1" draw:text-style-name="P1" draw:layer="layout" svg:width="14.2cm" svg:height="14.202cm" svg:x="2cm" svg:y="5.749cm">
          <draw:image xlink:href="Pictures/1000020100000258000002580A008A88.png" xlink:type="simple" xlink:show="embed" xlink:actuate="onLoad">
            <text:p/>
          </draw:image>
        </draw:frame>
        <draw:frame draw:style-name="gr2" draw:text-style-name="P3" draw:layer="layout" svg:width="12.029cm" svg:height="2.207cm" svg:x="3.092cm" svg:y="21.494cm">
          <draw:text-box>
            <text:p text:style-name="P2"><text:span text:style-name="T1">Christmas lights</text:span></text:p>
          </draw:text-box>
        </draw:frame>
      </draw:page>
      <draw:page draw:name="page14" draw:style-name="dp1" draw:master-page-name="Default">
        <draw:frame draw:style-name="gr1" draw:text-style-name="P1" draw:layer="layout" svg:width="14.2cm" svg:height="16.909cm" svg:x="2cm" svg:y="4.396cm">
          <draw:image xlink:href="Pictures/10000201000001F20000025139571EEC.png" xlink:type="simple" xlink:show="embed" xlink:actuate="onLoad">
            <text:p/>
          </draw:image>
        </draw:frame>
        <draw:frame draw:style-name="gr2" draw:text-style-name="P3" draw:layer="layout" svg:width="7.174cm" svg:height="2.207cm" svg:x="5.523cm" svg:y="21.495cm">
          <draw:text-box>
            <text:p text:style-name="P2"><text:span text:style-name="T1">ornament</text:span></text:p>
          </draw:text-box>
        </draw:frame>
      </draw:page>
      <draw:page draw:name="page15" draw:style-name="dp1" draw:master-page-name="Default">
        <draw:frame draw:style-name="gr1" draw:text-style-name="P1" draw:layer="layout" svg:width="14.2cm" svg:height="12.968cm" svg:x="2cm" svg:y="6.366cm">
          <draw:image xlink:href="Pictures/10000201000002580000022483D208E1.png" xlink:type="simple" xlink:show="embed" xlink:actuate="onLoad">
            <text:p/>
          </draw:image>
        </draw:frame>
        <draw:frame draw:style-name="gr2" draw:text-style-name="P3" draw:layer="layout" svg:width="5.603cm" svg:height="2.207cm" svg:x="6.308cm" svg:y="21.495cm">
          <draw:text-box>
            <text:p text:style-name="P2"><text:span text:style-name="T1">present</text:span></text:p>
          </draw:text-box>
        </draw:frame>
      </draw:page>
      <draw:page draw:name="page16" draw:style-name="dp1" draw:master-page-name="Default">
        <draw:frame draw:style-name="gr1" draw:text-style-name="P1" draw:layer="layout" svg:width="14.2cm" svg:height="13.042cm" svg:x="2cm" svg:y="6.329cm">
          <draw:image xlink:href="Pictures/100002010000025800000227699D81B5.png" xlink:type="simple" xlink:show="embed" xlink:actuate="onLoad">
            <text:p/>
          </draw:image>
        </draw:frame>
        <draw:frame draw:style-name="gr2" draw:text-style-name="P3" draw:layer="layout" svg:width="6.289cm" svg:height="2.207cm" svg:x="5.964cm" svg:y="21.495cm">
          <draw:text-box>
            <text:p text:style-name="P2"><text:span text:style-name="T1">reindeer</text:span></text:p>
          </draw:text-box>
        </draw:frame>
      </draw:page>
      <draw:page draw:name="page17" draw:style-name="dp1" draw:master-page-name="Default">
        <draw:frame draw:style-name="gr1" draw:text-style-name="P1" draw:layer="layout" svg:width="14.2cm" svg:height="15.524cm" svg:x="2cm" svg:y="5.088cm">
          <draw:image xlink:href="Pictures/100002010000022200000255BB6B3937.png" xlink:type="simple" xlink:show="embed" xlink:actuate="onLoad">
            <text:p/>
          </draw:image>
        </draw:frame>
        <draw:frame draw:style-name="gr2" draw:text-style-name="P3" draw:layer="layout" svg:width="8.888cm" svg:height="2.207cm" svg:x="4.666cm" svg:y="21.495cm">
          <draw:text-box>
            <text:p text:style-name="P2"><text:span text:style-name="T1">Santa Claus</text:span></text:p>
          </draw:text-box>
        </draw:frame>
      </draw:page>
      <draw:page draw:name="page18" draw:style-name="dp1" draw:master-page-name="Default">
        <draw:frame draw:style-name="gr1" draw:text-style-name="P1" draw:layer="layout" svg:width="14.2cm" svg:height="12.069cm" svg:x="2cm" svg:y="6.816cm">
          <draw:image xlink:href="Pictures/10000201000001F4000001A935DBD3AB.png" xlink:type="simple" xlink:show="embed" xlink:actuate="onLoad">
            <text:p/>
          </draw:image>
        </draw:frame>
        <draw:frame draw:style-name="gr2" draw:text-style-name="P3" draw:layer="layout" svg:width="4.723cm" svg:height="2.207cm" svg:x="6.748cm" svg:y="21.495cm">
          <draw:text-box>
            <text:p text:style-name="P2"><text:span text:style-name="T1">sleigh</text:span></text:p>
          </draw:text-box>
        </draw:frame>
      </draw:page>
      <draw:page draw:name="page19" draw:style-name="dp1" draw:master-page-name="Default">
        <draw:frame draw:style-name="gr1" draw:text-style-name="P1" draw:layer="layout" svg:width="14.2cm" svg:height="14.082cm" svg:x="2cm" svg:y="5.81cm">
          <draw:image xlink:href="Pictures/1000020100000258000002537AB936AB.png" xlink:type="simple" xlink:show="embed" xlink:actuate="onLoad">
            <text:p/>
          </draw:image>
        </draw:frame>
        <draw:frame draw:style-name="gr2" draw:text-style-name="P3" draw:layer="layout" svg:width="7.762cm" svg:height="2.207cm" svg:x="5.229cm" svg:y="21.495cm">
          <draw:text-box>
            <text:p text:style-name="P2"><text:span text:style-name="T1">snowflake</text:span></text:p>
          </draw:text-box>
        </draw:frame>
      </draw:page>
      <draw:page draw:name="page20" draw:style-name="dp1" draw:master-page-name="Default">
        <draw:frame draw:style-name="gr1" draw:text-style-name="P1" draw:layer="layout" svg:width="13.2cm" svg:height="18.5cm" svg:x="2.5cm" svg:y="2cm">
          <draw:image xlink:href="Pictures/10000201000001AA00000255620A3347.png" xlink:type="simple" xlink:show="embed" xlink:actuate="onLoad">
            <text:p/>
          </draw:image>
        </draw:frame>
        <draw:frame draw:style-name="gr2" draw:text-style-name="P3" draw:layer="layout" svg:width="7.271cm" svg:height="2.207cm" svg:x="5.474cm" svg:y="21.495cm">
          <draw:text-box>
            <text:p text:style-name="P2"><text:span text:style-name="T1">snowman</text:span></text:p>
          </draw:text-box>
        </draw:frame>
      </draw:page>
      <draw:page draw:name="page21" draw:style-name="dp1" draw:master-page-name="Default">
        <draw:frame draw:style-name="gr1" draw:text-style-name="P1" draw:layer="layout" svg:width="12.118cm" svg:height="18.3cm" svg:x="3.041cm" svg:y="2cm">
          <draw:image xlink:href="Pictures/100002010000018C00000256E97EBAD3.png" xlink:type="simple" xlink:show="embed" xlink:actuate="onLoad">
            <text:p/>
          </draw:image>
        </draw:frame>
        <draw:frame draw:style-name="gr2" draw:text-style-name="P3" draw:layer="layout" svg:width="8.012cm" svg:height="2.207cm" svg:x="5.106cm" svg:y="21.495cm">
          <draw:text-box>
            <text:p text:style-name="P2"><text:span text:style-name="T1">toy soldier</text:span></text:p>
          </draw:text-box>
        </draw:frame>
      </draw:page>
      <draw:page draw:name="page22" draw:style-name="dp1" draw:master-page-name="Default">
        <draw:frame draw:style-name="gr1" draw:text-style-name="P1" draw:layer="layout" svg:width="14.2cm" svg:height="13.726cm" svg:x="2cm" svg:y="5.987cm">
          <draw:image xlink:href="Pictures/100002010000025800000244332A0AB4.png" xlink:type="simple" xlink:show="embed" xlink:actuate="onLoad">
            <text:p/>
          </draw:image>
        </draw:frame>
        <draw:frame draw:style-name="gr2" draw:text-style-name="P3" draw:layer="layout" svg:width="3.05cm" svg:height="2.207cm" svg:x="7.583cm" svg:y="21.495cm">
          <draw:text-box>
            <text:p text:style-name="P2"><text:span text:style-name="T1">star</text:span></text:p>
          </draw:text-box>
        </draw:frame>
      </draw:page>
      <draw:page draw:name="page23" draw:style-name="dp1" draw:master-page-name="Default">
        <draw:frame draw:style-name="gr1" draw:text-style-name="P1" draw:layer="layout" svg:width="14.2cm" svg:height="16.995cm" svg:x="2cm" svg:y="2cm">
          <draw:image xlink:href="Pictures/10000201000001F2000002548177ABFB.png" xlink:type="simple" xlink:show="embed" xlink:actuate="onLoad">
            <text:p/>
          </draw:image>
        </draw:frame>
        <draw:frame draw:style-name="gr2" draw:text-style-name="P3" draw:layer="layout" svg:width="6.492cm" svg:height="2.207cm" svg:x="5.864cm" svg:y="21.495cm">
          <draw:text-box>
            <text:p text:style-name="P2"><text:span text:style-name="T1">stocking</text:span></text:p>
          </draw:text-box>
        </draw:frame>
      </draw:page>
      <draw:page draw:name="page24" draw:style-name="dp1" draw:master-page-name="Default">
        <draw:frame draw:style-name="gr1" draw:text-style-name="P1" draw:layer="layout" svg:width="14.2cm" svg:height="14.222cm" svg:x="2cm" svg:y="5.739cm">
          <draw:image xlink:href="Pictures/1000020100000258000002592EFE22F5.png" xlink:type="simple" xlink:show="embed" xlink:actuate="onLoad">
            <text:p/>
          </draw:image>
        </draw:frame>
        <draw:frame draw:style-name="gr2" draw:text-style-name="P3" draw:layer="layout" svg:width="3.448cm" svg:height="2.207cm" svg:x="7.385cm" svg:y="21.495cm">
          <draw:text-box>
            <text:p text:style-name="P2"><text:span text:style-name="T1">toys</text:span></text:p>
          </draw:text-box>
        </draw:frame>
      </draw:page>
      <draw:page draw:name="page25" draw:style-name="dp1" draw:master-page-name="Default">
        <draw:frame draw:style-name="gr1" draw:text-style-name="P1" draw:layer="layout" svg:width="14.2cm" svg:height="5.941cm" svg:x="2cm" svg:y="9.88cm">
          <draw:image xlink:href="Pictures/1000020100000258000000FBB84791AA.png" xlink:type="simple" xlink:show="embed" xlink:actuate="onLoad">
            <text:p/>
          </draw:image>
        </draw:frame>
        <draw:frame draw:style-name="gr2" draw:text-style-name="P3" draw:layer="layout" svg:width="3.741cm" svg:height="2.207cm" svg:x="7.239cm" svg:y="21.495cm">
          <draw:text-box>
            <text:p text:style-name="P2"><text:span text:style-name="T1">train</text:span></text:p>
          </draw:text-box>
        </draw:frame>
      </draw:page>
      <draw:page draw:name="page26" draw:style-name="dp1" draw:master-page-name="Default">
        <draw:frame draw:style-name="gr1" draw:text-style-name="P1" draw:layer="layout" svg:width="14.2cm" svg:height="17.634cm" svg:x="2cm" svg:y="4.033cm">
          <draw:image xlink:href="Pictures/10000201000001E000000254C3D1BDD9.png" xlink:type="simple" xlink:show="embed" xlink:actuate="onLoad">
            <text:p/>
          </draw:image>
        </draw:frame>
        <draw:frame draw:style-name="gr2" draw:text-style-name="P3" draw:layer="layout" svg:width="10.747cm" svg:height="2.207cm" svg:x="3.734cm" svg:y="21.495cm">
          <draw:text-box>
            <text:p text:style-name="P2"><text:span text:style-name="T1">Christmas tree</text:span></text:p>
          </draw:text-box>
        </draw:frame>
      </draw:page>
      <draw:page draw:name="page27" draw:style-name="dp1" draw:master-page-name="Default">
        <draw:frame draw:style-name="gr1" draw:text-style-name="P1" draw:layer="layout" svg:width="14.2cm" svg:height="12.827cm" svg:x="2cm" svg:y="6.437cm">
          <draw:image xlink:href="Pictures/10000201000002580000021E159B69DB.png" xlink:type="simple" xlink:show="embed" xlink:actuate="onLoad">
            <text:p/>
          </draw:image>
        </draw:frame>
        <draw:frame draw:style-name="gr2" draw:text-style-name="P3" draw:layer="layout" svg:width="5.307cm" svg:height="2.207cm" svg:x="6.456cm" svg:y="21.495cm">
          <draw:text-box>
            <text:p text:style-name="P2"><text:span text:style-name="T1">wreath</text:span></text:p>
          </draw:text-box>
        </draw:frame>
      </draw:page>
      <draw:page draw:name="page28" draw:style-name="dp1" draw:master-page-name="Default">
        <draw:g>
          <draw:frame draw:style-name="gr3" draw:text-style-name="P5" draw:layer="layout" svg:width="6.449cm" svg:height="0.826cm" svg:x="5.876cm" svg:y="12.8cm">
            <draw:text-box>
              <text:p text:style-name="P4"><text:span text:style-name="T2">This content is under a Creative Commons Attribution 3.0 license.</text:span></text:p>
              <text:p text:style-name="P4"><text:span text:style-name="T2">Created by Douglas P. Perkins.</text:span></text:p>
              <text:p text:style-name="P4"><text:span text:style-name="T2"><text:a xlink:href="https://dperkins.org/" xlink:type="simple">https://dperkins.org</text:a></text:span></text:p>
            </draw:text-box>
          </draw:frame>
          <draw:frame draw:style-name="gr4" draw:text-style-name="P1" draw:layer="layout" svg:width="2.674cm" svg:height="0.5cm" svg:x="7.763cm" svg:y="12.074cm">
            <draw:image xlink:href="Pictures/10000000000000500000000F38E46FBA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IPAMincho" svg:font-family="IPAMincho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Gothic" svg:font-family="IPAGothic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IPAMincho" fo:font-size="24pt" fo:language="en" fo:country="US" style:font-name-asian="IPAGothic" style:font-size-asian="24pt" style:language-asian="ja" style:country-asian="JP" style:font-name-complex="IPA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IPAGothic" style:font-family-asian="IPAGothic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2cm" fo:margin-left="2cm" fo:margin-right="2cm" fo:page-width="18.2cm" fo:page-height="25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23T12:15:42.250721448</meta:creation-date>
    <dc:date>2013-12-23T12:34:35.468757606</dc:date>
    <meta:editing-duration>PT17M58S</meta:editing-duration>
    <meta:editing-cycles>9</meta:editing-cycles>
    <meta:generator>LibreOffice/4.1.4.2$Linux_X86_64 LibreOffice_project/410m0$Build-2</meta:generator>
    <meta:document-statistic meta:object-count="57"/>
  </office:meta>
</office:document-meta>
</file>